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39f0a"/>
    </style:style>
    <style:style style:name="T1" style:family="text">
      <style:text-properties officeooo:rsid="00139f0a"/>
    </style:style>
    <style:style style:name="T2" style:family="text">
      <style:text-properties officeooo:rsid="0013eec7"/>
    </style:style>
    <style:style style:name="T3" style:family="text">
      <style:text-properties officeooo:rsid="001518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→ <text:span text:style-name="T1">NPC behaviour is dependent on time of day </text:span></text:p>
      <text:p text:style-name="P1"><text:span text:style-name="T1"><text:s text:c="4"/>(4 phases → morning, midday, evening, night)</text:span></text:p>
      <text:p text:style-name="P1"/>
      <text:p text:style-name="P1">→ <text:span text:style-name="T2">simple routines, staying in one spot or going between A and B</text:span></text:p>
      <text:p text:style-name="P1">→ <text:span text:style-name="T2">routines change depending on progression in the game or progression in their own story</text:span></text:p>
      <text:p text:style-name="P1">→ <text:span text:style-name="T2">interactions between npcs, normal dialogue</text:span></text:p>
      <text:p text:style-name="P1">→ <text:span text:style-name="T2">but also small events where npcs interact → cutscene</text:span></text:p>
      <text:p text:style-name="P1">→ <text:span text:style-name="T3">vendors always sell in the midday → some are more available, other less</text:span></text:p>
      <text:p text:style-name="P1">→ <text:span text:style-name="T3">no direct relationship system like stardew valley (player is a sigma male)</text:span></text:p>
      <text:p text:style-name="P1">→ <text:span text:style-name="T3">relationship mostly portrayed through events and dialogue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3T10:53:36.757000000</meta:creation-date>
    <dc:date>2022-10-13T11:11:27.499000000</dc:date>
    <meta:editing-duration>PT17M49S</meta:editing-duration>
    <meta:editing-cycles>3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9" meta:word-count="95" meta:character-count="549" meta:non-whitespace-character-count="458"/>
  </office:meta>
</office:document-meta>
</file>